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64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2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80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2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01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0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0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6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012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paragraph" style:name="a1017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1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paragraph" style:name="a1022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7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5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paragraph" style:name="a1032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2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style:tab-stop-distance="1in" fo:margin-left="0in" fo:margin-right="0in" fo:text-indent="0in" fo:margin-top="0.0798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5eb91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00%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style:tab-stop-distance="1in" fo:margin-left="0in" fo:margin-right="0in" fo:text-indent="0in" fo:margin-top="0.0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b4c7dc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b4c7dc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b4c7dc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b4c7dc"/>
    </style:style>
    <style:style style:family="paragraph" style:name="a61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b4c7dc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b4c7dc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Üres" presentation:presentation-page-layout-name="Master1-PPL7" draw:id="Slide-256">
        <draw:frame draw:id="id73" presentation:style-name="a568" draw:name="Cím 1" svg:x="0.5in" svg:y="1.4in" svg:width="9.92087in" svg:height="1.03504in" presentation:class="title" presentation:placeholder="false">
          <draw:text-box>
            <text:p text:style-name="a567" text:class-names="" text:cond-style-name=""><text:span text:style-name="a566" text:class-names="">NLP modell Strabag</text:span></text:p>
          </draw:text-box>
          <svg:title/>
          <svg:desc/>
        </draw:frame>
        <draw:frame draw:id="id74" presentation:style-name="a569" draw:name="Alcím 2" svg:x="0.55118in" svg:y="3.1in" svg:width="9.92087in" svg:height="1.94685in" presentation:class="subtitle" presentation:placeholder="true">
          <draw:text-box/>
          <svg:title/>
          <svg:desc/>
        </draw:frame>
        <presentation:notes draw:style-name="a575">
          <draw:frame draw:id="id75" draw:style-name="a572" draw:name="Dia számának helye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3" draw:name="Diakép helye 1">
            <svg:title/>
            <svg:desc/>
          </draw:page-thumbnail>
          <draw:frame draw:id="id77" presentation:style-name="a574" draw:name="Jegyzetek hely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6" draw:master-page-name="Master1-Layout7-blank-Üres" presentation:presentation-page-layout-name="Master1-PPL7" draw:id="Slide-257">
        <draw:frame draw:id="id78" presentation:style-name="a579" draw:name="Cím 1" svg:x="0.55118in" svg:y="0.0811in" svg:width="9.92087in" svg:height="1.36732in" presentation:class="title" presentation:placeholder="false">
          <draw:text-box>
            <text:p text:style-name="a578" text:class-names="" text:cond-style-name=""><text:span text:style-name="a577" text:class-names="">Sentence classification<text:line-break/>Token classification</text:span></text:p>
          </draw:text-box>
          <svg:title/>
          <svg:desc/>
        </draw:frame>
        <draw:frame draw:id="id79" presentation:style-name="a661" draw:name="Szöveg helye 2" svg:x="0.55118in" svg:y="1.45079in" svg:width="9.92087in" svg:height="3.59606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0" text:class-names="">Sentence classification<text:s text:c="1"/></text:span><text:span text:style-name="a581" text:class-names="">példák</text:span><text:span text:style-name="a582" text:class-names="">:</text:span></text:p>
              </text:list-item>
            </text:list>
            <text:list text:style-name="a592">
              <text:list-item>
                <text:p text:style-name="a591" text:class-names="" text:cond-style-name=""><text:span text:style-name="a585" text:class-names="">Területelőkészítés</text:span><text:span text:style-name="a586" text:class-names="">:<text:s text:c="1"/></text:span><text:span text:style-name="a587" text:class-names="">blokk</text:span><text:span text:style-name="a588" text:class-names=""><text:s text:c="1"/></text:span><text:span text:style-name="a589" text:class-names="">címe</text:span><text:span text:style-name="a590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3" text:class-names="">Területelőkészítés</text:span><text:span text:style-name="a594" text:class-names="">:<text:s text:c="1"/></text:span><text:span text:style-name="a595" text:class-names="">blokk</text:span><text:span text:style-name="a596" text:class-names=""><text:s text:c="1"/></text:span><text:span text:style-name="a597" text:class-names="">alcíme</text:span><text:span text:style-name="a598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1" text:class-names="">Alapozási</text:span><text:span text:style-name="a602" text:class-names=""><text:s text:c="1"/></text:span><text:span text:style-name="a603" text:class-names="">munkák</text:span><text:span text:style-name="a604" text:class-names="">:<text:s text:c="1"/></text:span><text:span text:style-name="a605" text:class-names="">betonozás</text:span><text:span text:style-name="a606" text:class-names=""><text:s text:c="1"/></text:span><text:span text:style-name="a607" text:class-names="">kategória</text:span><text:span text:style-name="a608" text:class-names="">,<text:s text:c="1"/></text:span><text:span text:style-name="a609" text:class-names="">főcím</text:span><text:span text:style-name="a610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13" text:class-names="">Tömb</text:span><text:span text:style-name="a614" text:class-names=""><text:s text:c="1"/></text:span><text:span text:style-name="a615" text:class-names="">alapozások</text:span><text:span text:style-name="a616" text:class-names=""><text:s text:c="1"/></text:span><text:span text:style-name="a617" text:class-names="">helyszíni</text:span><text:span text:style-name="a618" text:class-names=""><text:s text:c="1"/></text:span><text:span text:style-name="a619" text:class-names="">beton</text:span><text:span text:style-name="a620" text:class-names=""><text:s text:c="1"/></text:span><text:span text:style-name="a621" text:class-names="">és</text:span><text:span text:style-name="a622" text:class-names=""><text:s text:c="1"/></text:span><text:span text:style-name="a623" text:class-names="">vasbeton</text:span><text:span text:style-name="a624" text:class-names=""><text:s text:c="1"/></text:span><text:span text:style-name="a625" text:class-names="">munkák</text:span><text:span text:style-name="a626" text:class-names="">:<text:s text:c="1"/></text:span><text:span text:style-name="a627" text:class-names="">betonozás</text:span><text:span text:style-name="a628" text:class-names=""><text:s text:c="1"/></text:span><text:span text:style-name="a629" text:class-names="">kategóra</text:span><text:span text:style-name="a630" text:class-names=""><text:s text:c="1"/></text:span><text:span text:style-name="a631" text:class-names="">alcím</text:span><text:span text:style-name="a632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5" text:class-names="">Szerkezetépítési</text:span><text:span text:style-name="a636" text:class-names=""><text:s text:c="1"/></text:span><text:span text:style-name="a637" text:class-names="">munkák</text:span><text:span text:style-name="a638" text:class-names=""><text:s text:c="1"/>:<text:s text:c="1"/></text:span><text:span text:style-name="a639" text:class-names="">betonozás</text:span><text:span text:style-name="a640" text:class-names=""><text:s text:c="1"/></text:span><text:span text:style-name="a641" text:class-names="">kategória</text:span><text:span text:style-name="a642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45" text:class-names="">Külső</text:span><text:span text:style-name="a646" text:class-names=""><text:s text:c="1"/>-<text:s text:c="1"/></text:span><text:span text:style-name="a647" text:class-names="">belső</text:span><text:span text:style-name="a648" text:class-names=""><text:s text:c="1"/></text:span><text:span text:style-name="a649" text:class-names="">teherhordó</text:span><text:span text:style-name="a650" text:class-names=""><text:s text:c="1"/></text:span><text:span text:style-name="a651" text:class-names="">falazatok</text:span><text:span text:style-name="a652" text:class-names=""><text:s text:c="1"/></text:span><text:span text:style-name="a653" text:class-names="">szerkezetek</text:span><text:span text:style-name="a654" text:class-names="">:<text:s text:c="1"/></text:span><text:span text:style-name="a655" text:class-names="">betonozás</text:span><text:span text:style-name="a656" text:class-names=""><text:s text:c="1"/></text:span><text:span text:style-name="a657" text:class-names="">alcím</text:span><text:span text:style-name="a658" text:class-names=""/></text:p>
              </text:list-item>
            </text:list>
          </draw:text-box>
          <svg:title/>
          <svg:desc/>
        </draw:frame>
        <presentation:notes draw:style-name="a667">
          <draw:frame draw:id="id80" draw:style-name="a664" draw:name="Dia számának helye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665" draw:name="Diakép helye 1">
            <svg:title/>
            <svg:desc/>
          </draw:page-thumbnail>
          <draw:frame draw:id="id82" presentation:style-name="a666" draw:name="Jegyzetek hely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8" draw:master-page-name="Master1-Layout7-blank-Üres" presentation:presentation-page-layout-name="Master1-PPL7" draw:id="Slide-258">
        <draw:frame draw:id="id83" presentation:style-name="a671" draw:name="Cím 1" svg:x="0.55118in" svg:y="0.0811in" svg:width="9.92087in" svg:height="1.36732in" presentation:class="title" presentation:placeholder="false">
          <draw:text-box>
            <text:p text:style-name="a670" text:class-names="" text:cond-style-name=""><text:span text:style-name="a669" text:class-names="">Főcím, alcím, tartalom megkülönböztetése</text:span></text:p>
          </draw:text-box>
          <svg:title/>
          <svg:desc/>
        </draw:frame>
        <draw:frame draw:id="id84" presentation:style-name="a741" draw:name="Szöveg helye 2" svg:x="0.55118in" svg:y="2.3in" svg:width="9.92087in" svg:height="2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72" text:class-names="">Meg<text:s text:c="1"/></text:span><text:span text:style-name="a673" text:class-names="">kell</text:span><text:span text:style-name="a674" text:class-names=""><text:s text:c="1"/></text:span><text:span text:style-name="a675" text:class-names="">különböztetni</text:span><text:span text:style-name="a676" text:class-names="">,<text:s text:c="1"/></text:span><text:span text:style-name="a677" text:class-names="">melyik</text:span><text:span text:style-name="a678" text:class-names=""><text:s text:c="1"/></text:span><text:span text:style-name="a679" text:class-names="">sor</text:span><text:span text:style-name="a680" text:class-names=""><text:s text:c="1"/></text:span><text:span text:style-name="a681" text:class-names="">számít</text:span><text:span text:style-name="a682" text:class-names=""><text:s text:c="1"/></text:span><text:span text:style-name="a683" text:class-names="">Főcímnek</text:span><text:span text:style-name="a684" text:class-names="">,<text:s text:c="1"/></text:span><text:span text:style-name="a685" text:class-names="">alcímnek</text:span><text:span text:style-name="a686" text:class-names="">,<text:s text:c="1"/></text:span><text:span text:style-name="a687" text:class-names="">tartalomnak</text:span><text:span text:style-name="a688" text:class-names="">.</text:span></text:p>
              </text:list-item>
            </text:list>
            <text:list text:style-name="a740">
              <text:list-item>
                <text:p text:style-name="a739" text:class-names="" text:cond-style-name=""><text:span text:style-name="a691" text:class-names="">Ha<text:s text:c="1"/></text:span><text:span text:style-name="a692" text:class-names="">a<text:s text:c="1"/></text:span><text:span text:style-name="a693" text:class-names="">blokkokat</text:span><text:span text:style-name="a694" text:class-names=""><text:s text:c="1"/></text:span><text:span text:style-name="a695" text:class-names="">egyben</text:span><text:span text:style-name="a696" text:class-names=""><text:s text:c="1"/></text:span><text:span text:style-name="a697" text:class-names="">lehet</text:span><text:span text:style-name="a698" text:class-names=""><text:s text:c="1"/></text:span><text:span text:style-name="a699" text:class-names="">kezelni</text:span><text:span text:style-name="a700" text:class-names="">,<text:s text:c="1"/></text:span><text:span text:style-name="a701" text:class-names="">akkor</text:span><text:span text:style-name="a702" text:class-names=""><text:s text:c="1"/></text:span><text:span text:style-name="a703" text:class-names="">könnyű</text:span><text:span text:style-name="a704" text:class-names=""><text:s text:c="1"/>a<text:s text:c="1"/></text:span><text:span text:style-name="a705" text:class-names="">feladat</text:span><text:span text:style-name="a706" text:class-names="">.<text:s text:c="1"/></text:span><text:span text:style-name="a707" text:class-names="">Arra</text:span><text:span text:style-name="a708" text:class-names=""><text:s text:c="1"/></text:span><text:span text:style-name="a709" text:class-names="">lehet</text:span><text:span text:style-name="a710" text:class-names=""><text:s text:c="1"/></text:span><text:span text:style-name="a711" text:class-names="">számítani</text:span><text:span text:style-name="a712" text:class-names="">,<text:s text:c="1"/></text:span><text:span text:style-name="a713" text:class-names="">hogy</text:span><text:span text:style-name="a714" text:class-names=""><text:s text:c="1"/>a<text:s text:c="1"/></text:span><text:span text:style-name="a715" text:class-names="">blokkokat</text:span><text:span text:style-name="a716" text:class-names=""><text:s text:c="1"/>is<text:s text:c="1"/></text:span><text:span text:style-name="a717" text:class-names="">szét</text:span><text:span text:style-name="a718" text:class-names=""><text:s text:c="1"/></text:span><text:span text:style-name="a719" text:class-names="">kell</text:span><text:span text:style-name="a720" text:class-names=""><text:s text:c="1"/></text:span><text:span text:style-name="a721" text:class-names="">vágni</text:span><text:span text:style-name="a722" text:class-names=""><text:s text:c="1"/></text:span><text:span text:style-name="a723" text:class-names="">több</text:span><text:span text:style-name="a724" text:class-names=""><text:s text:c="1"/></text:span><text:span text:style-name="a725" text:class-names="">kisebb</text:span><text:span text:style-name="a726" text:class-names="">,<text:s text:c="1"/></text:span><text:span text:style-name="a727" text:class-names="">teljesen</text:span><text:span text:style-name="a728" text:class-names=""><text:s text:c="1"/></text:span><text:span text:style-name="a729" text:class-names="">különböző</text:span><text:span text:style-name="a730" text:class-names=""><text:s text:c="1"/></text:span><text:span text:style-name="a731" text:class-names="">kategóriákra</text:span><text:span text:style-name="a732" text:class-names="">.<text:s text:c="1"/></text:span><text:span text:style-name="a733" text:class-names="">Ez</text:span><text:span text:style-name="a734" text:class-names=""><text:s text:c="1"/></text:span><text:span text:style-name="a735" text:class-names="">megnehezíti</text:span><text:span text:style-name="a736" text:class-names=""><text:s text:c="1"/>a<text:s text:c="1"/></text:span><text:span text:style-name="a737" text:class-names="">feladatot</text:span><text:span text:style-name="a738" text:class-names="">.</text:span></text:p>
              </text:list-item>
            </text:list>
          </draw:text-box>
          <svg:title/>
          <svg:desc/>
        </draw:frame>
        <presentation:notes draw:style-name="a747">
          <draw:frame draw:id="id85" draw:style-name="a744" draw:name="Dia számának helye 6" svg:x="4.67953in" svg:y="11.10827in" svg:width="3.5878in" svg:height="0.58425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745" draw:name="Diakép helye 1">
            <svg:title/>
            <svg:desc/>
          </draw:page-thumbnail>
          <draw:frame draw:id="id87" presentation:style-name="a746" draw:name="Jegyzetek hely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48" draw:master-page-name="Master1-Layout7-blank-Üres" presentation:presentation-page-layout-name="Master1-PPL7" draw:id="Slide-259">
        <draw:frame draw:id="id88" presentation:style-name="a751" draw:name="Cím 1" svg:x="0.55118in" svg:y="0.24724in" svg:width="9.92087in" svg:height="0.55275in" presentation:class="title" presentation:placeholder="false">
          <draw:text-box>
            <text:p text:style-name="a750" text:class-names="" text:cond-style-name=""><text:span text:style-name="a749" text:class-names="">Blokkok szétvágása több kategóriára</text:span></text:p>
          </draw:text-box>
          <svg:title/>
          <svg:desc/>
        </draw:frame>
        <draw:frame draw:id="id89" presentation:style-name="a903" draw:name="Szöveg helye 2" svg:x="0.55118in" svg:y="1in" svg:width="9.92087in" svg:height="4.6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2" text:class-names="">Alapozási</text:span><text:span text:style-name="a753" text:class-names=""><text:s text:c="1"/></text:span><text:span text:style-name="a754" text:class-names="">munkák</text:span><text:span text:style-name="a755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58" text:class-names="">Tömb</text:span><text:span text:style-name="a759" text:class-names=""><text:s text:c="1"/></text:span><text:span text:style-name="a760" text:class-names="">alapozások</text:span><text:span text:style-name="a761" text:class-names=""><text:s text:c="1"/></text:span><text:span text:style-name="a762" text:class-names="">helyszíni</text:span><text:span text:style-name="a763" text:class-names=""><text:s text:c="1"/></text:span><text:span text:style-name="a764" text:class-names="">beton</text:span><text:span text:style-name="a765" text:class-names=""><text:s text:c="1"/></text:span><text:span text:style-name="a766" text:class-names="">és</text:span><text:span text:style-name="a767" text:class-names=""><text:s text:c="1"/></text:span><text:span text:style-name="a768" text:class-names="">vasbeton</text:span><text:span text:style-name="a769" text:class-names=""><text:s text:c="1"/></text:span><text:span text:style-name="a770" text:class-names="">munkák</text:span><text:span text:style-name="a771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74" text:class-names="">beton</text:span><text:span text:style-name="a775" text:class-names=""><text:s text:c="1"/></text:span><text:span text:style-name="a776" text:class-names="">felületek</text:span><text:span text:style-name="a777" text:class-names=""><text:s text:c="1"/></text:span><text:span text:style-name="a778" text:class-names="">kialakítása</text:span><text:span text:style-name="a779" text:class-names=""><text:s text:c="1"/></text:span><text:span text:style-name="a780" text:class-names="">alábbi</text:span><text:span text:style-name="a781" text:class-names=""><text:s text:c="1"/></text:span><text:span text:style-name="a782" text:class-names="">követelmények</text:span><text:span text:style-name="a783" text:class-names=""><text:s text:c="1"/></text:span><text:span text:style-name="a784" text:class-names="">szerint</text:span><text:span text:style-name="a785" text:class-names="">:<text:line-break/>-<text:s text:c="1"/></text:span><text:span text:style-name="a786" text:class-names="">látszóbeton</text:span><text:span text:style-name="a787" text:class-names="">: SB2<text:line-break/>-<text:s text:c="1"/></text:span><text:span text:style-name="a788" text:class-names="">egyéb</text:span><text:span text:style-name="a789" text:class-names=""><text:s text:c="1"/></text:span><text:span text:style-name="a790" text:class-names="">betonfelületek</text:span><text:span text:style-name="a791" text:class-names="">: SB1<text:line-break/>DBV<text:s text:c="1"/></text:span><text:span text:style-name="a792" text:class-names="">Merkblatt</text:span><text:span text:style-name="a793" text:class-names=""><text:s text:c="1"/></text:span><text:span text:style-name="a794" text:class-names="">Sichtbeton</text:span><text:span text:style-name="a795" text:class-names=""><text:s text:c="1"/></text:span><text:span text:style-name="a796" text:class-names="">Fassung</text:span><text:span text:style-name="a797" text:class-names=""><text:s text:c="1"/>2004</text:span></text:p>
              </text:list-item>
            </text:list>
            <text:list text:style-name="a807">
              <text:list-item>
                <text:p text:style-name="a806" text:class-names="" text:cond-style-name=""><text:span text:style-name="a800" text:class-names="">Helyszíni</text:span><text:span text:style-name="a801" text:class-names=""><text:s text:c="1"/></text:span><text:span text:style-name="a802" text:class-names="">betonozási</text:span><text:span text:style-name="a803" text:class-names=""><text:s text:c="1"/></text:span><text:span text:style-name="a804" text:class-names="">munkák</text:span><text:span text:style-name="a805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Alábetonozás</text:span><text:span text:style-name="a809" text:class-names=""><text:s text:c="1"/>(C12/15)</text:span></text:p>
              </text:list-item>
            </text:list>
            <text:list text:style-name="a819">
              <text:list-item>
                <text:p text:style-name="a818" text:class-names="" text:cond-style-name=""><text:span text:style-name="a812" text:class-names="">Helyszíni</text:span><text:span text:style-name="a813" text:class-names=""><text:s text:c="1"/></text:span><text:span text:style-name="a814" text:class-names="">vasbeton</text:span><text:span text:style-name="a815" text:class-names=""><text:s text:c="1"/></text:span><text:span text:style-name="a816" text:class-names="">munkák</text:span><text:span text:style-name="a81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0" text:class-names="">Mon.<text:s text:c="1"/></text:span><text:span text:style-name="a821" text:class-names="">vb</text:span><text:span text:style-name="a822" text:class-names=""><text:s text:c="1"/></text:span><text:span text:style-name="a823" text:class-names="">talpgerenda</text:span><text:span text:style-name="a824" text:class-names=""><text:s text:c="1"/></text:span><text:span text:style-name="a825" text:class-names="">vasalással</text:span><text:span text:style-name="a826" text:class-names=""><text:s text:c="1"/></text:span><text:span text:style-name="a827" text:class-names="">zsaluzással</text:span><text:span text:style-name="a828" text:class-names=""><text:s text:c="1"/></text:span><text:span text:style-name="a829" text:class-names="">kompletten</text:span><text:span text:style-name="a830" text:class-names="">(C30/37)</text:span></text:p>
              </text:list-item>
            </text:list>
            <text:list text:style-name="a847">
              <text:list-item>
                <text:p text:style-name="a846" text:class-names="" text:cond-style-name=""><text:span text:style-name="a833" text:class-names="">Mon.<text:s text:c="1"/></text:span><text:span text:style-name="a834" text:class-names="">vb</text:span><text:span text:style-name="a835" text:class-names=""><text:s text:c="1"/></text:span><text:span text:style-name="a836" text:class-names="">alapok</text:span><text:span text:style-name="a837" text:class-names=""><text:s text:c="1"/></text:span><text:span text:style-name="a838" text:class-names="">vasalással</text:span><text:span text:style-name="a839" text:class-names=""><text:s text:c="1"/></text:span><text:span text:style-name="a840" text:class-names="">zsaluzással</text:span><text:span text:style-name="a841" text:class-names=""><text:s text:c="1"/></text:span><text:span text:style-name="a842" text:class-names="">kompletten</text:span><text:span text:style-name="a843" text:class-names=""><text:s text:c="1"/>(C30/37) 80 cm<text:s text:c="1"/></text:span><text:span text:style-name="a844" text:class-names="">magas</text:span><text:span text:style-name="a845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8" text:class-names="">Kehelyalapok</text:span><text:span text:style-name="a849" text:class-names=""><text:s text:c="1"/>(</text:span><text:span text:style-name="a850" text:class-names="">előregyártott</text:span><text:span text:style-name="a851" text:class-names="">)</text:span></text:p>
              </text:list-item>
            </text:list>
            <text:list text:style-name="a860">
              <text:list-item>
                <text:p text:style-name="a859" text:class-names="" text:cond-style-name=""><text:span text:style-name="a854" text:class-names="">Ny.01<text:s text:c="1"/></text:span><text:span text:style-name="a855" text:class-names="">jelű</text:span><text:span text:style-name="a856" text:class-names=""><text:s text:c="1"/>6 t/</text:span><text:span text:style-name="a857" text:class-names="">db</text:span><text:span text:style-name="a858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1" text:class-names="">Ny.02<text:s text:c="1"/></text:span><text:span text:style-name="a862" text:class-names="">jelű</text:span><text:span text:style-name="a863" text:class-names=""><text:s text:c="1"/>5,63 t/</text:span><text:span text:style-name="a864" text:class-names="">db</text:span><text:span text:style-name="a865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8" text:class-names="">Ny.03<text:s text:c="1"/></text:span><text:span text:style-name="a869" text:class-names="">jelű</text:span><text:span text:style-name="a870" text:class-names=""><text:s text:c="1"/>3,44 t/</text:span><text:span text:style-name="a871" text:class-names="">db</text:span><text:span text:style-name="a872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5" text:class-names="">Ny.04<text:s text:c="1"/></text:span><text:span text:style-name="a876" text:class-names="">jelű</text:span><text:span text:style-name="a877" text:class-names=""><text:s text:c="1"/>5,44 t/</text:span><text:span text:style-name="a878" text:class-names="">db</text:span><text:span text:style-name="a879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2" text:class-names="">Ny.05<text:s text:c="1"/></text:span><text:span text:style-name="a883" text:class-names="">jelű</text:span><text:span text:style-name="a884" text:class-names=""><text:s text:c="1"/>10,95 t/</text:span><text:span text:style-name="a885" text:class-names="">db</text:span><text:span text:style-name="a886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89" text:class-names="">Ny.06<text:s text:c="1"/></text:span><text:span text:style-name="a890" text:class-names="">jelű</text:span><text:span text:style-name="a891" text:class-names=""><text:s text:c="1"/>8,09 t/</text:span><text:span text:style-name="a892" text:class-names="">db</text:span><text:span text:style-name="a893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6" text:class-names="">Ny.07<text:s text:c="1"/></text:span><text:span text:style-name="a897" text:class-names="">jelű</text:span><text:span text:style-name="a898" text:class-names=""><text:s text:c="1"/>10,39 t/</text:span><text:span text:style-name="a899" text:class-names="">db</text:span><text:span text:style-name="a900" text:class-names=""/></text:p>
              </text:list-item>
            </text:list>
          </draw:text-box>
          <svg:title/>
          <svg:desc/>
        </draw:frame>
        <presentation:notes draw:style-name="a909">
          <draw:frame draw:id="id90" draw:style-name="a906" draw:name="Dia számának helye 6" svg:x="4.67953in" svg:y="11.10827in" svg:width="3.5878in" svg:height="0.58425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907" draw:name="Diakép helye 1">
            <svg:title/>
            <svg:desc/>
          </draw:page-thumbnail>
          <draw:frame draw:id="id92" presentation:style-name="a908" draw:name="Jegyzetek hely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10" draw:master-page-name="Master1-Layout7-blank-Üres" presentation:presentation-page-layout-name="Master1-PPL7" draw:id="Slide-260">
        <draw:frame draw:id="id93" presentation:style-name="a1048" draw:name="Szöveg helye 1" svg:x="0.55118in" svg:y="0.4in" svg:width="9.92087in" svg:height="5.3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1" text:class-names="">Ny.08<text:s text:c="1"/></text:span><text:span text:style-name="a912" text:class-names="">jelű</text:span><text:span text:style-name="a913" text:class-names=""><text:s text:c="1"/>7,88 t/</text:span><text:span text:style-name="a914" text:class-names="">db</text:span><text:span text:style-name="a915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18" text:class-names="">Ny.09<text:s text:c="1"/></text:span><text:span text:style-name="a919" text:class-names="">jelű</text:span><text:span text:style-name="a920" text:class-names=""><text:s text:c="1"/>8,86 t/</text:span><text:span text:style-name="a921" text:class-names="">db</text:span><text:span text:style-name="a922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5" text:class-names="">Ny.10<text:s text:c="1"/></text:span><text:span text:style-name="a926" text:class-names="">jelű</text:span><text:span text:style-name="a927" text:class-names=""><text:s text:c="1"/>9,3 t/</text:span><text:span text:style-name="a928" text:class-names="">db</text:span><text:span text:style-name="a929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2" text:class-names="">Ny.11<text:s text:c="1"/></text:span><text:span text:style-name="a933" text:class-names="">jelű</text:span><text:span text:style-name="a934" text:class-names=""><text:s text:c="1"/>14,05 t/</text:span><text:span text:style-name="a935" text:class-names="">db</text:span><text:span text:style-name="a936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39" text:class-names="">Ny.12<text:s text:c="1"/></text:span><text:span text:style-name="a940" text:class-names="">jelű</text:span><text:span text:style-name="a941" text:class-names=""><text:s text:c="1"/>9,41 t/</text:span><text:span text:style-name="a942" text:class-names="">db</text:span><text:span text:style-name="a943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6" text:class-names="">Ny.13<text:s text:c="1"/></text:span><text:span text:style-name="a947" text:class-names="">jelű</text:span><text:span text:style-name="a948" text:class-names=""><text:s text:c="1"/>10,07 t/</text:span><text:span text:style-name="a949" text:class-names="">db</text:span><text:span text:style-name="a950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3" text:class-names="">Ny.14<text:s text:c="1"/></text:span><text:span text:style-name="a954" text:class-names="">jelű</text:span><text:span text:style-name="a955" text:class-names=""><text:s text:c="1"/>6,38 t/</text:span><text:span text:style-name="a956" text:class-names="">db</text:span><text:span text:style-name="a957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0" text:class-names="">Ny.15<text:s text:c="1"/></text:span><text:span text:style-name="a961" text:class-names="">jelű</text:span><text:span text:style-name="a962" text:class-names=""><text:s text:c="1"/>7,78 t/</text:span><text:span text:style-name="a963" text:class-names="">db</text:span><text:span text:style-name="a964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67" text:class-names="">Monolit</text:span><text:span text:style-name="a968" text:class-names=""><text:s text:c="1"/></text:span><text:span text:style-name="a969" text:class-names="">lábazati</text:span><text:span text:style-name="a970" text:class-names=""><text:s text:c="1"/></text:span><text:span text:style-name="a971" text:class-names="">vasbeton</text:span><text:span text:style-name="a972" text:class-names=""><text:s text:c="1"/></text:span><text:span text:style-name="a973" text:class-names="">elemek</text:span><text:span text:style-name="a974" text:class-names=""><text:s text:c="1"/></text:span><text:span text:style-name="a975" text:class-names="">szigeteléssel</text:span><text:span text:style-name="a976" text:class-names=""><text:s text:c="1"/>-<text:s text:c="1"/></text:span><text:span text:style-name="a977" text:class-names="">fagykötény</text:span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LG.01(a, b, c)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LG.02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LG.03</text:span></text:p>
              </text:list-item>
            </text:list>
            <text:list text:style-name="a1013">
              <text:list-item>
                <text:p text:style-name="a1012" text:class-names="" text:cond-style-name=""><text:span text:style-name="a990" text:class-names="">Előregyártott</text:span><text:span text:style-name="a991" text:class-names=""><text:s text:c="1"/></text:span><text:span text:style-name="a992" text:class-names="">akna</text:span><text:span text:style-name="a993" text:class-names=""><text:s text:c="1"/></text:span><text:span text:style-name="a994" text:class-names="">fedlap</text:span><text:span text:style-name="a995" text:class-names="">:<text:s text:c="1"/></text:span><text:span text:style-name="a996" text:class-names="">Kék</text:span><text:span text:style-name="a997" text:class-names="">:<text:s text:c="1"/></text:span><text:span text:style-name="a998" text:class-names="">ez</text:span><text:span text:style-name="a999" text:class-names=""><text:s text:c="1"/></text:span><text:span text:style-name="a1000" text:class-names="">már</text:span><text:span text:style-name="a1001" text:class-names=""><text:s text:c="1"/></text:span><text:span text:style-name="a1002" text:class-names="">nem</text:span><text:span text:style-name="a1003" text:class-names=""><text:s text:c="1"/></text:span><text:span text:style-name="a1004" text:class-names="">betonozás</text:span><text:span text:style-name="a1005" text:class-names="">,<text:s text:c="1"/></text:span><text:span text:style-name="a1006" text:class-names="">hanem</text:span><text:span text:style-name="a1007" text:class-names=""><text:s text:c="1"/></text:span><text:span text:style-name="a1008" text:class-names="">szerelés</text:span><text:span text:style-name="a1009" text:class-names=""><text:s text:c="1"/></text:span><text:span text:style-name="a1010" text:class-names="">kategória</text:span><text:span text:style-name="a1011" text:class-names="">!!!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4" text:class-names="">F.01<text:s text:c="1"/></text:span><text:span text:style-name="a1015" text:class-names="">aknafedlap</text:span><text:span text:style-name="a1016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19" text:class-names="">F.02<text:s text:c="1"/></text:span><text:span text:style-name="a1020" text:class-names="">aknafedlap</text:span><text:span text:style-name="a1021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4" text:class-names="">F.03<text:s text:c="1"/></text:span><text:span text:style-name="a1025" text:class-names="">aknafedlap</text:span><text:span text:style-name="a1026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9" text:class-names="">40×4-33-33<text:s text:c="1"/></text:span><text:span text:style-name="a1030" text:class-names="">járórács</text:span><text:span text:style-name="a1031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4" text:class-names="">Járórács</text:span><text:span text:style-name="a1035" text:class-names=""><text:s text:c="1"/></text:span><text:span text:style-name="a1036" text:class-names="">acél</text:span><text:span text:style-name="a1037" text:class-names=""><text:s text:c="1"/></text:span><text:span text:style-name="a1038" text:class-names="">tartószerkezete</text:span><text:span text:style-name="a1039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2" text:class-names="">Előregyártott</text:span><text:span text:style-name="a1043" text:class-names=""><text:s text:c="1"/>vb.<text:s text:c="1"/></text:span><text:span text:style-name="a1044" text:class-names="">dokkoló</text:span><text:span text:style-name="a1045" text:class-names=""/></text:p>
              </text:list-item>
            </text:list>
          </draw:text-box>
          <svg:title/>
          <svg:desc/>
        </draw:frame>
        <presentation:notes draw:style-name="a1054">
          <draw:frame draw:id="id94" draw:style-name="a1051" draw:name="Dia számának helye 6" svg:x="4.67953in" svg:y="11.10827in" svg:width="3.5878in" svg:height="0.58425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1052" draw:name="Diakép helye 1">
            <svg:title/>
            <svg:desc/>
          </draw:page-thumbnail>
          <draw:frame draw:id="id96" presentation:style-name="a1053" draw:name="Jegyzetek hely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55" draw:master-page-name="Master1-Layout7-blank-Üres" presentation:presentation-page-layout-name="Master1-PPL7" draw:id="Slide-261">
        <draw:frame draw:id="id97" presentation:style-name="a1061" draw:name="Cím 1" svg:x="0.55118in" svg:y="0.24724in" svg:width="9.92087in" svg:height="1.03504in" presentation:class="title" presentation:placeholder="false">
          <draw:text-box>
            <text:p text:style-name="a1060" text:class-names="" text:cond-style-name=""><text:span text:style-name="a1056" text:class-names="">Adatok csoportosítása blokkok szerint,<text:s text:c="1"/></text:span><text:span text:style-name="a1057" text:class-names="">sentence classification,</text:span><text:span text:style-name="a1058" text:class-names=""><text:s text:c="1"/></text:span><text:span text:style-name="a1059" text:class-names="">token classification</text:span></text:p>
          </draw:text-box>
          <svg:title/>
          <svg:desc/>
        </draw:frame>
        <draw:frame draw:id="id98" presentation:style-name="a1207" draw:name="Szöveg helye 2" svg:x="0.55118in" svg:y="1.45079in" svg:width="9.92087in" svg:height="4.26695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2" text:class-names="">Területelőkészítés</text:span><text:span text:style-name="a1063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6" text:class-names="">Megjegyzés</text:span><text:span text:style-name="a1067" text:class-names="">: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0" text:class-names="">Területelőkészítés</text:span><text:span text:style-name="a1071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74" text:class-names="">Felső</text:span><text:span text:style-name="a1075" text:class-names=""><text:s text:c="1"/></text:span><text:span text:style-name="a1076" text:class-names="">talajréteghumusz</text:span><text:span text:style-name="a1077" text:class-names=""><text:s text:c="2"/></text:span><text:span text:style-name="a1078" text:class-names="">eltávolítása</text:span><text:span text:style-name="a1079" text:class-names=""><text:s text:c="1"/>60 cm<text:s text:c="1"/></text:span><text:span text:style-name="a1080" text:class-names="">vastagságban</text:span><text:span text:style-name="a1081" text:class-names=""><text:s text:c="1"/>(</text:span><text:span text:style-name="a1082" text:class-names="">tömör</text:span><text:span text:style-name="a1083" text:class-names=""><text:s text:c="1"/>m3)<text:line-break/>101,50 -<text:s text:c="1"/></text:span><text:span text:style-name="a1084" text:class-names="">től</text:span><text:span text:style-name="a1085" text:class-names=""><text:s text:c="1"/>100,90<text:s text:c="1"/></text:span><text:span text:style-name="a1086" text:class-names="">mBf</text:span><text:span text:style-name="a1087" text:class-names="">-<text:s text:c="1"/></text:span><text:span text:style-name="a1088" text:class-names="">ig</text:span><text:span text:style-name="a1089" text:class-names=""><text:line-break/>-<text:s text:c="1"/></text:span><text:span text:style-name="a1090" text:class-names="">ave.</text:span><text:span text:style-name="a1091" text:class-names=""><text:s text:c="1"/>60cm thick on building, paved, planted areas, reservoirs, ditches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094" text:class-names="">felső</text:span><text:span text:style-name="a1095" text:class-names=""><text:s text:c="1"/></text:span><text:span text:style-name="a1096" text:class-names="">talajréteg</text:span><text:span text:style-name="a1097" text:class-names=""><text:s text:c="1"/></text:span><text:span text:style-name="a1098" text:class-names="">elhelyezése</text:span><text:span text:style-name="a1099" text:class-names=""><text:s text:c="1"/></text:span><text:span text:style-name="a1100" text:class-names="">ideiglenes</text:span><text:span text:style-name="a1101" text:class-names=""><text:s text:c="1"/></text:span><text:span text:style-name="a1102" text:class-names="">depóniában</text:span><text:span text:style-name="a1103" text:class-names=""><text:s text:c="1"/>a<text:s text:c="1"/></text:span><text:span text:style-name="a1104" text:class-names="">területen</text:span><text:span text:style-name="a1105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08" text:class-names="">Felső</text:span><text:span text:style-name="a1109" text:class-names=""><text:s text:c="2"/></text:span><text:span text:style-name="a1110" text:class-names="">talajréteg</text:span><text:span text:style-name="a1111" text:class-names=""><text:s text:c="1"/></text:span><text:span text:style-name="a1112" text:class-names="">elszállítása</text:span><text:span text:style-name="a1113" text:class-names=""><text:s text:c="1"/></text:span><text:span text:style-name="a1114" text:class-names="">engedéllyel</text:span><text:span text:style-name="a1115" text:class-names=""><text:s text:c="1"/></text:span><text:span text:style-name="a1116" text:class-names="">rendelkező</text:span><text:span text:style-name="a1117" text:class-names=""><text:s text:c="1"/></text:span><text:span text:style-name="a1118" text:class-names="">lerakóhelyre</text:span><text:span text:style-name="a1119" text:class-names=""><text:s text:c="1"/>(</text:span><text:span text:style-name="a1120" text:class-names="">e.i.</text:span><text:span text:style-name="a1121" text:class-names=""><text:s text:c="1"/>10 km<text:s text:c="1"/></text:span><text:span text:style-name="a1122" text:class-names="">távolság</text:span><text:span text:style-name="a1123" text:class-names="">) (</text:span><text:span text:style-name="a1124" text:class-names="">tömör</text:span><text:span text:style-name="a1125" text:class-names=""><text:s text:c="1"/>m3)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28" text:class-names="">Ideiglenes</text:span><text:span text:style-name="a1129" text:class-names=""><text:s text:c="1"/></text:span><text:span text:style-name="a1130" text:class-names="">talaj</text:span><text:span text:style-name="a1131" text:class-names=""><text:s text:c="1"/></text:span><text:span text:style-name="a1132" text:class-names="">depónia</text:span><text:span text:style-name="a1133" text:class-names=""><text:s text:c="1"/></text:span><text:span text:style-name="a1134" text:class-names="">kezelése</text:span><text:span text:style-name="a1135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38" text:class-names="">Feltöltés</text:span><text:span text:style-name="a1139" text:class-names=""><text:s text:c="1"/></text:span><text:span text:style-name="a1140" text:class-names="">készítése</text:span><text:span text:style-name="a1141" text:class-names=""><text:s text:c="1"/></text:span><text:span text:style-name="a1142" text:class-names="">csak</text:span><text:span text:style-name="a1143" text:class-names=""><text:s text:c="1"/>I<text:s text:c="1"/></text:span><text:span text:style-name="a1144" text:class-names="">fázis</text:span><text:span text:style-name="a1145" text:class-names=""><text:line-break/>100,90-től 102,10<text:s text:c="1"/></text:span><text:span text:style-name="a1146" text:class-names="">mBf-ig</text:span><text:span text:style-name="a1147" text:class-names=""><text:s text:c="1"/><text:line-break/></text:span><text:span text:style-name="a1148" text:class-names="">Töltés</text:span><text:span text:style-name="a1149" text:class-names=""><text:s text:c="1"/></text:span><text:span text:style-name="a1150" text:class-names="">készítése</text:span><text:span text:style-name="a1151" text:class-names=""><text:s text:c="1"/>20/55<text:s text:c="1"/></text:span><text:span text:style-name="a1152" text:class-names="">fagyálló</text:span><text:span text:style-name="a1153" text:class-names=""><text:s text:c="1"/></text:span><text:span text:style-name="a1154" text:class-names="">murva</text:span><text:span text:style-name="a1155" text:class-names=""><text:s text:c="1"/></text:span><text:span text:style-name="a1156" text:class-names="">beépítésével</text:span><text:span text:style-name="a1157" text:class-names="">,<text:s text:c="1"/></text:span><text:span text:style-name="a1158" text:class-names="">rétegenkénti</text:span><text:span text:style-name="a1159" text:class-names=""><text:s text:c="1"/>(</text:span><text:span text:style-name="a1160" text:class-names="">rétegvastagság</text:span><text:span text:style-name="a1161" text:class-names=""><text:s text:c="1"/>max 30 cm)<text:s text:c="1"/></text:span><text:span text:style-name="a1162" text:class-names="">tömörítéssel</text:span><text:span text:style-name="a1163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66" text:class-names="">Humusz</text:span><text:span text:style-name="a1167" text:class-names=""><text:s text:c="1"/></text:span><text:span text:style-name="a1168" text:class-names="">terítése</text:span><text:span text:style-name="a1169" text:class-names=""><text:s text:c="1"/>a<text:s text:c="1"/></text:span><text:span text:style-name="a1170" text:class-names="">területen</text:span><text:span text:style-name="a1171" text:class-names=""><text:s text:c="1"/>40 cm<text:s text:c="1"/></text:span><text:span text:style-name="a1172" text:class-names="">vastagságban</text:span><text:span text:style-name="a1173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76" text:class-names="">További</text:span><text:span text:style-name="a1177" text:class-names=""><text:s text:c="1"/></text:span><text:span text:style-name="a1178" text:class-names="">bevágás</text:span><text:span text:style-name="a1179" text:class-names=""><text:s text:c="1"/></text:span><text:span text:style-name="a1180" text:class-names="">termett</text:span><text:span text:style-name="a1181" text:class-names=""><text:s text:c="1"/></text:span><text:span text:style-name="a1182" text:class-names="">talajba</text:span><text:span text:style-name="a1183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86" text:class-names="">Visszatöltés</text:span><text:span text:style-name="a1187" text:class-names=""><text:s text:c="1"/></text:span><text:span text:style-name="a1188" text:class-names="">helyi</text:span><text:span text:style-name="a1189" text:class-names=""><text:s text:c="1"/></text:span><text:span text:style-name="a1190" text:class-names="">anyagból</text:span><text:span text:style-name="a1191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194" text:class-names="">föld</text:span><text:span text:style-name="a1195" text:class-names=""><text:s text:c="1"/></text:span><text:span text:style-name="a1196" text:class-names="">felrakás</text:span><text:span text:style-name="a1197" text:class-names=""><text:s text:c="1"/></text:span><text:span text:style-name="a1198" text:class-names="">és</text:span><text:span text:style-name="a1199" text:class-names=""><text:s text:c="1"/></text:span><text:span text:style-name="a1200" text:class-names="">elszállítás</text:span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  <presentation:notes draw:style-name="a1213">
          <draw:frame draw:id="id99" draw:style-name="a1210" draw:name="Dia számának helye 6" svg:x="4.67953in" svg:y="11.10827in" svg:width="3.5878in" svg:height="0.58425in">
            <draw:text-box>
              <text:p text:style-name="a1209" text:class-names="" text:cond-style-name=""><text:span text:style-name="a120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0" presentation:style-name="a1211" draw:name="Diakép helye 1">
            <svg:title/>
            <svg:desc/>
          </draw:page-thumbnail>
          <draw:frame draw:id="id101" presentation:style-name="a1212" draw:name="Jegyzetek hely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ímdia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Cím és tartalom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zakaszfejléc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2 tartalomrész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Összehasonlítás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Csak cím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Üres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Tartalomrész képaláírással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Kép képaláírással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Cím és függőleges szöveg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Függőleges cím és szöveg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Cím hely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zöveg hely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intaszöveg szerkesztés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Második szint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Ötödik szint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átum hely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Élőláb hely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Dia számának hely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Diakép helye 1">
          <svg:title/>
          <svg:desc/>
        </draw:page-thumbnail>
        <draw:frame draw:id="id6" presentation:style-name="a33" draw:name="Jegyzetek hely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Élőfej hely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átum hely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Élőláb hely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Dia számának hely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Címdia" style:page-layout-name="pageLayout1" draw:style-name="a47">
      <draw:frame draw:id="id11" presentation:style-name="a51" draw:name="Cím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intacím szerkesztése</text:span><text:span text:style-name="a49" text:class-names=""/></text:p>
        </draw:text-box>
        <svg:title/>
        <svg:desc/>
      </draw:frame>
      <draw:frame draw:id="id12" presentation:style-name="a55" draw:name="Alcím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Kattintson ide az alcím mintájának szerkesztéséhez</text:span><text:span text:style-name="a53" text:class-names=""/></text:p>
        </draw:text-box>
        <svg:title/>
        <svg:desc/>
      </draw:frame>
      <draw:frame draw:id="id13" presentation:style-name="a58" draw:name="Dátum hely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Élőláb hely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Dia számának hely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Diakép helye 1">
          <svg:title/>
          <svg:desc/>
        </draw:page-thumbnail>
        <draw:frame draw:id="id6" presentation:style-name="a69" draw:name="Jegyzetek helye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Élőfej hely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átum hely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Élőláb hely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Dia számának hely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Cím-és-tartalom" style:page-layout-name="pageLayout1" draw:style-name="a83">
      <draw:frame draw:id="id16" presentation:style-name="a87" draw:name="Cím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intacím szerkesztése</text:span><text:span text:style-name="a85" text:class-names=""/></text:p>
        </draw:text-box>
        <svg:title/>
        <svg:desc/>
      </draw:frame>
      <draw:frame draw:id="id17" presentation:style-name="a103" draw:name="Tartalom helye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Mintaszöveg szerkesztés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Második szint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Ötödik szint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átum hely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Élőláb hely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Dia számának hely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Diakép helye 1">
          <svg:title/>
          <svg:desc/>
        </draw:page-thumbnail>
        <draw:frame draw:id="id6" presentation:style-name="a117" draw:name="Jegyzetek helye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Élőfej hely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átum hely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Élőláb hely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Dia számának hely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zakaszfejléc" style:page-layout-name="pageLayout1" draw:style-name="a131">
      <draw:frame draw:id="id21" presentation:style-name="a135" draw:name="Cím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intacím szerkesztése</text:span><text:span text:style-name="a133" text:class-names=""/></text:p>
        </draw:text-box>
        <svg:title/>
        <svg:desc/>
      </draw:frame>
      <draw:frame draw:id="id22" presentation:style-name="a139" draw:name="Szöveg hely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intaszöveg szerkesztése</text:span></text:p>
            </text:list-item>
          </text:list>
        </draw:text-box>
        <svg:title/>
        <svg:desc/>
      </draw:frame>
      <draw:frame draw:id="id23" presentation:style-name="a142" draw:name="Dátum hely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Élőláb hely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Dia számának hely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Diakép helye 1">
          <svg:title/>
          <svg:desc/>
        </draw:page-thumbnail>
        <draw:frame draw:id="id6" presentation:style-name="a153" draw:name="Jegyzetek helye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Élőfej hely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átum hely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Élőláb hely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Dia számának hely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tartalomrész" style:page-layout-name="pageLayout1" draw:style-name="a167">
      <draw:frame draw:id="id26" presentation:style-name="a171" draw:name="Cím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intacím szerkesztése</text:span><text:span text:style-name="a169" text:class-names=""/></text:p>
        </draw:text-box>
        <svg:title/>
        <svg:desc/>
      </draw:frame>
      <draw:frame draw:id="id27" presentation:style-name="a187" draw:name="Tartalom helye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Mintaszöveg szerkesztés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Második szint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Ötödik szint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Tartalom helye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Mintaszöveg szerkesztés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Második szint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Ötödik szint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átum hely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Élőláb hely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Dia számának hely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Diakép helye 1">
          <svg:title/>
          <svg:desc/>
        </draw:page-thumbnail>
        <draw:frame draw:id="id6" presentation:style-name="a217" draw:name="Jegyzetek helye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Élőfej hely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átum hely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Élőláb hely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Dia számának hely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Összehasonlítás" style:page-layout-name="pageLayout1" draw:style-name="a231">
      <draw:frame draw:id="id32" presentation:style-name="a235" draw:name="Cím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intacím szerkesztése</text:span><text:span text:style-name="a233" text:class-names=""/></text:p>
        </draw:text-box>
        <svg:title/>
        <svg:desc/>
      </draw:frame>
      <draw:frame draw:id="id33" presentation:style-name="a239" draw:name="Szöveg hely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intaszöveg szerkesztése</text:span></text:p>
            </text:list-item>
          </text:list>
        </draw:text-box>
        <svg:title/>
        <svg:desc/>
      </draw:frame>
      <draw:frame draw:id="id34" presentation:style-name="a255" draw:name="Tartalom helye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Mintaszöveg szerkesztés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Második szint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Ötödik szint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zöveg hely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intaszöveg szerkesztése</text:span></text:p>
            </text:list-item>
          </text:list>
        </draw:text-box>
        <svg:title/>
        <svg:desc/>
      </draw:frame>
      <draw:frame draw:id="id36" presentation:style-name="a275" draw:name="Tartalom helye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Mintaszöveg szerkesztés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Második szint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Ötödik szint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átum hely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Élőláb hely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Dia számának hely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Diakép helye 1">
          <svg:title/>
          <svg:desc/>
        </draw:page-thumbnail>
        <draw:frame draw:id="id6" presentation:style-name="a289" draw:name="Jegyzetek helye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Élőfej hely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átum hely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Élőláb hely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Dia számának hely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Csak-cím" style:page-layout-name="pageLayout1" draw:style-name="a303">
      <draw:frame draw:id="id40" presentation:style-name="a307" draw:name="Cím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intacím szerkesztése</text:span><text:span text:style-name="a305" text:class-names=""/></text:p>
        </draw:text-box>
        <svg:title/>
        <svg:desc/>
      </draw:frame>
      <draw:frame draw:id="id41" presentation:style-name="a310" draw:name="Dátum hely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Élőláb hely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Dia számának hely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Diakép helye 1">
          <svg:title/>
          <svg:desc/>
        </draw:page-thumbnail>
        <draw:frame draw:id="id6" presentation:style-name="a321" draw:name="Jegyzetek helye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Élőfej hely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átum hely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Élőláb hely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Dia számának hely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Üres" style:page-layout-name="pageLayout1" draw:style-name="a335">
      <draw:frame draw:id="id44" presentation:style-name="a338" draw:name="Dátum hely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Élőláb hely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Dia számának hely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Diakép helye 1">
          <svg:title/>
          <svg:desc/>
        </draw:page-thumbnail>
        <draw:frame draw:id="id6" presentation:style-name="a349" draw:name="Jegyzetek hely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Élőfej hely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átum hely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Élőláb hely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Dia számának hely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Tartalomrész-képaláírással" style:page-layout-name="pageLayout1" draw:style-name="a363">
      <draw:frame draw:id="id47" presentation:style-name="a367" draw:name="Cím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intacím szerkesztése</text:span><text:span text:style-name="a365" text:class-names=""/></text:p>
        </draw:text-box>
        <svg:title/>
        <svg:desc/>
      </draw:frame>
      <draw:frame draw:id="id48" presentation:style-name="a383" draw:name="Tartalom helye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Mintaszöveg szerkesztés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Második szint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Ötödik szint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zöveg hely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intaszöveg szerkesztése</text:span></text:p>
            </text:list-item>
          </text:list>
        </draw:text-box>
        <svg:title/>
        <svg:desc/>
      </draw:frame>
      <draw:frame draw:id="id50" presentation:style-name="a390" draw:name="Dátum hely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Élőláb hely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Dia számának hely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Diakép helye 1">
          <svg:title/>
          <svg:desc/>
        </draw:page-thumbnail>
        <draw:frame draw:id="id6" presentation:style-name="a401" draw:name="Jegyzetek helye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Élőfej hely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átum hely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Élőláb hely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Dia számának hely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Kép-képaláírással" style:page-layout-name="pageLayout1" draw:style-name="a415">
      <draw:frame draw:id="id53" presentation:style-name="a419" draw:name="Cím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intacím szerkesztése</text:span><text:span text:style-name="a417" text:class-names=""/></text:p>
        </draw:text-box>
        <svg:title/>
        <svg:desc/>
      </draw:frame>
      <draw:frame draw:id="id54" presentation:style-name="a422" draw:name="Kép helye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zöveg hely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intaszöveg szerkesztése</text:span></text:p>
            </text:list-item>
          </text:list>
        </draw:text-box>
        <svg:title/>
        <svg:desc/>
      </draw:frame>
      <draw:frame draw:id="id56" presentation:style-name="a429" draw:name="Dátum hely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Élőláb hely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Dia számának hely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Diakép helye 1">
          <svg:title/>
          <svg:desc/>
        </draw:page-thumbnail>
        <draw:frame draw:id="id6" presentation:style-name="a440" draw:name="Jegyzetek helye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Élőfej hely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átum hely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Élőláb hely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Dia számának hely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Cím-és-függőleges-szöveg" style:page-layout-name="pageLayout1" draw:style-name="a454">
      <draw:frame draw:id="id59" presentation:style-name="a458" draw:name="Cím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intacím szerkesztése</text:span><text:span text:style-name="a456" text:class-names=""/></text:p>
        </draw:text-box>
        <svg:title/>
        <svg:desc/>
      </draw:frame>
      <draw:frame draw:id="id60" presentation:style-name="a475" draw:name="Függőleges szöveg helye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intaszöveg szerkesztés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Második szint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Ötödik szint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átum hely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Élőláb hely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Dia számának hely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Diakép helye 1">
          <svg:title/>
          <svg:desc/>
        </draw:page-thumbnail>
        <draw:frame draw:id="id6" presentation:style-name="a489" draw:name="Jegyzetek helye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Élőfej hely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átum hely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Élőláb hely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Dia számának hely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Függőleges-cím-és-szöveg" style:page-layout-name="pageLayout1" draw:style-name="a503">
      <draw:frame draw:id="id64" presentation:style-name="a507" draw:name="Függőleges cím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intacím szerkesztése</text:span><text:span text:style-name="a505" text:class-names=""/></text:p>
        </draw:text-box>
        <svg:title/>
        <svg:desc/>
      </draw:frame>
      <draw:frame draw:id="id65" presentation:style-name="a524" draw:name="Függőleges szöveg helye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intaszöveg szerkesztés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Második szint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Ötödik szint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átum hely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Élőláb hely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Dia számának hely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Diakép helye 1">
          <svg:title/>
          <svg:desc/>
        </draw:page-thumbnail>
        <draw:frame draw:id="id6" presentation:style-name="a538" draw:name="Jegyzetek hely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Élőfej hely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átum hely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Élőláb hely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Dia számának hely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Élőfej hely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átum hely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Élőláb hely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Dia számának hely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LP modell Strabag</dc:title>
    <dc:creator>János Erdődy</dc:creator>
    <meta:creation-date>2021-08-09T11:24:19Z</meta:creation-date>
    <dc:date>2021-08-10T13:59:58Z</dc:date>
    <meta:editing-cycles>6</meta:editing-cycles>
    <meta:editing-duration>PT26610S</meta:editing-duration>
    <meta:document-statistic meta:paragraph-count="67" meta:word-count="486"/>
  </office:meta>
</office:document-meta>
</file>